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1146in"/>
    </style:style>
    <style:style style:name="co12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5.787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5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5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5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5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5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35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6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10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38">
      <style:text-properties style:text-position=""/>
    </style:style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text-position="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  <style:text-properties style:text-position=""/>
    </style:style>
    <style:style style:name="ce44" style:family="table-cell" style:parent-style-name="Default">
      <style:table-cell-properties fo:background-color="#ff3366"/>
      <style:text-properties style:text-position=""/>
    </style:style>
    <style:style style:name="ce45" style:family="table-cell" style:parent-style-name="Default">
      <style:table-cell-properties fo:background-color="#ccffff"/>
      <style:text-properties style:text-position=""/>
    </style:style>
    <style:style style:name="ce46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48" style:family="table-cell" style:parent-style-name="Default" style:data-style-name="N135">
      <style:table-cell-properties style:diagonal-bl-tr="none" style:diagonal-tl-br="none" fo:wrap-option="wrap" fo:border="none" style:vertical-align="bottom"/>
      <style:text-properties style:text-position=""/>
    </style:style>
    <style:style style:name="ce49" style:family="table-cell" style:parent-style-name="Default" style:data-style-name="N135">
      <style:text-properties style:text-position=""/>
    </style:style>
    <style:style style:name="ce50" style:family="table-cell" style:parent-style-name="Default" style:data-style-name="N135">
      <style:table-cell-properties fo:border-bottom="none" fo:background-color="#e6ff00" fo:border-left="none" fo:border-right="none" fo:border-top="0.99pt solid #000000"/>
      <style:text-properties style:text-position="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text-position=""/>
    </style:style>
    <style:style style:name="ce52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 style:font-name="Arial" style:font-name-asian="Arial" style:font-name-complex="DejaVu Sans"/>
    </style:style>
    <style:style style:name="ce53" style:family="table-cell" style:parent-style-name="Default" style:data-style-name="N135">
      <style:table-cell-properties fo:wrap-option="wrap" style:vertical-align="bottom"/>
      <style:text-properties style:text-position="" style:font-name="Arial" style:font-name-asian="Arial" style:font-name-complex="DejaVu Sans"/>
    </style:style>
    <style:style style:name="ce54" style:family="table-cell" style:parent-style-name="Default" style:data-style-name="N135">
      <style:table-cell-properties fo:background-color="#ff3366"/>
      <style:text-properties style:text-position="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position="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8" style:family="table-cell" style:parent-style-name="Default">
      <style:text-properties style:text-position="" style:font-name="Arial" style:font-name-asian="Arial" style:font-name-complex="DejaVu Sans"/>
    </style:style>
    <style:style style:name="ce59" style:family="table-cell" style:parent-style-name="Default" style:data-style-name="N135">
      <style:text-properties style:text-position="" style:font-name="Arial" style:font-name-asian="Arial" style:font-name-complex="DejaVu Sans"/>
    </style:style>
    <style:style style:name="ce60" style:family="table-cell" style:parent-style-name="Default" style:data-style-name="N135">
      <style:table-cell-properties fo:border-bottom="none" fo:border-left="none" fo:border-right="none" fo:border-top="0.99pt solid #000000"/>
      <style:text-properties style:text-position=""/>
    </style:style>
    <style:style style:name="ce61" style:family="table-cell" style:parent-style-name="Default" style:data-style-name="N140">
      <style:text-properties style:text-position=""/>
    </style:style>
    <style:style style:name="ce62" style:family="table-cell" style:parent-style-name="Default" style:data-style-name="N140">
      <style:table-cell-properties fo:border-bottom="none" fo:border-left="none" fo:border-right="none" fo:border-top="0.99pt solid #000000"/>
      <style:text-properties style:text-position="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7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43">
      <style:table-cell-properties fo:background-color="transparent" style:vertical-align="middle"/>
      <style:text-properties fo:font-size="12pt" style:font-size-asian="12pt" style:font-size-complex="12pt"/>
    </style:style>
    <style:style style:name="ce82" style:family="table-cell" style:parent-style-name="Default" style:data-style-name="N143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85" style:family="table-cell" style:parent-style-name="Default" style:data-style-name="N135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135">
      <style:table-cell-properties fo:wrap-option="wrap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135">
      <style:table-cell-properties fo:background-color="transparent"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135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136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91" style:family="table-cell" style:parent-style-name="Default" style:data-style-name="N142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 style:data-style-name="N142">
      <style:table-cell-properties style:vertical-align="middle"/>
      <style:text-properties fo:font-size="12pt" style:font-size-asian="12pt" style:font-size-complex="12pt"/>
    </style:style>
    <style:style style:name="ce93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4" style:family="table-cell" style:parent-style-name="Default" style:data-style-name="N142">
      <style:table-cell-properties fo:wrap-option="wrap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5" style:family="table-cell" style:parent-style-name="Default" style:data-style-name="N135">
      <style:table-cell-properties style:vertical-align="middle"/>
      <style:text-properties fo:font-size="12pt" style:font-size-asian="12pt" style:font-size-complex="12pt"/>
    </style:style>
    <style:style style:name="ce96" style:family="table-cell" style:parent-style-name="Default" style:data-style-name="N135">
      <style:table-cell-properties fo:border="none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42">
      <style:table-cell-properties fo:background-color="transparent" style:vertical-align="middle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.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.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.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.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.783,02 €</text:p>
          </table:table-cell>
          <table:table-cell table:style-name="ce15" table:formula="of:=[.B39]*1.06" office:value-type="currency" office:currency="EUR" office:value="2950">
            <text:p>2.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.007,49 €</text:p>
          </table:table-cell>
          <table:table-cell table:style-name="ce15" table:formula="of:=(5000*1.21)+(3007.49*1.06)" office:value-type="currency" office:currency="EUR" office:value="9237.9394">
            <text:p>9.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.913,22 €</text:p>
          </table:table-cell>
          <table:table-cell table:style-name="ce15" table:formula="of:=[.B41]*1.21" office:value-type="currency" office:currency="EUR" office:value="3525">
            <text:p>3.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.053,83 €</text:p>
          </table:table-cell>
          <table:table-cell table:style-name="ce12" table:formula="of:=[.B42]*1.06" office:value-type="currency" office:currency="EUR" office:value="3237.0606">
            <text:p>3.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.787,50 €</text:p>
          </table:table-cell>
          <table:table-cell table:style-name="ce11" table:formula="of:=[.B45]*1.21" office:value-type="currency" office:currency="EUR" office:value="2162.875">
            <text:p>2.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.055,00 €</text:p>
          </table:table-cell>
          <table:table-cell table:style-name="ce15" table:formula="of:=[.B46]*1.21" office:value-type="currency" office:currency="EUR" office:value="3696.55">
            <text:p>3.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.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.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.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.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.214,07 €</text:p>
          </table:table-cell>
          <table:table-cell table:style-name="ce15" table:formula="of:=[.B53]*1.21" office:value-type="currency" office:currency="EUR" office:value="2679.0247">
            <text:p>2.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.368,07 €</text:p>
          </table:table-cell>
          <table:table-cell table:style-name="ce12" table:formula="of:=SUM([.C52:.C53])" office:value-type="currency" office:currency="EUR" office:value="6022.2647">
            <text:p>6.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.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.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.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.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.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.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.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.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.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.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.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.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.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.400,04 EUR</text:p>
          </table:table-cell>
          <table:table-cell table:style-name="ce41" table:formula="of:=[.D50]+[.B44]" office:value-type="currency" office:currency="EUR" office:value="3264.54043032434">
            <text:p>3.264,54 EUR</text:p>
          </table:table-cell>
          <table:table-cell table:style-name="ce41" table:formula="of:=[.E50]-([.E50]/10)" office:value-type="currency" office:currency="EUR" office:value="2938.08638729191">
            <text:p>2.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.451,52 EUR</text:p>
          </table:table-cell>
          <table:table-cell table:style-name="ce41" table:formula="of:=[.D51]+[.B46]" office:value-type="currency" office:currency="EUR" office:value="2204.01629492258">
            <text:p>2.204,02 EUR</text:p>
          </table:table-cell>
          <table:table-cell table:style-name="ce41" table:formula="of:=[.E51]-([.E51]/10)" office:value-type="currency" office:currency="EUR" office:value="1983.61466543032">
            <text:p>1.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.333,19 EUR</text:p>
          </table:table-cell>
          <table:table-cell table:style-name="ce41" table:formula="of:=[.D52]+[.B45]" office:value-type="currency" office:currency="EUR" office:value="2120.69327475308">
            <text:p>2.120,69 EUR</text:p>
          </table:table-cell>
          <table:table-cell table:style-name="ce41" table:formula="of:=[.E52]-([.E52]/10)" office:value-type="currency" office:currency="EUR" office:value="1908.62394727777">
            <text:p>1.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.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9">
          <table:table-cell table:style-name="ce27" office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9" table:formula="of:=prixjour2014*[.D5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49" table:formula="of:=prixjour2014*[.D6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0">
            <text:p>#NAME?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,12</text:p>
          </table:table-cell>
          <table:table-cell table:style-name="ce60" table:formula="of:=prixjour2014*[.D11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.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.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.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61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49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61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49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61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49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61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61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,6</text:p>
          </table:table-cell>
          <table:table-cell table:style-name="ce50" table:formula="of:=ph*[.B28]" office:value-type="currency" office:currency="EUR" office:value="15225.3819584163">
            <text:p>15.225,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61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49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61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,5</text:p>
          </table:table-cell>
          <table:table-cell table:style-name="ce49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61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49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61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61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,3</text:p>
          </table:table-cell>
          <table:table-cell table:style-name="ce50" table:formula="of:=ph*[.B41]" office:value-type="currency" office:currency="EUR" office:value="4650.20510286536">
            <text:p>4.650,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4-2015" table:style-name="ta2">
        <office:forms form:automatic-focus="false" form:apply-design-mode="false"/>
        <table:table-column table:style-name="co11" table:default-cell-style-name="ce79"/>
        <table:table-column table:style-name="co12" table:number-columns-repeated="3" table:default-cell-style-name="ce79"/>
        <table:table-column table:style-name="co13" table:default-cell-style-name="ce79"/>
        <table:table-column table:style-name="co14" table:default-cell-style-name="ce79"/>
        <table:table-column table:style-name="co8" table:number-columns-repeated="1018" table:default-cell-style-name="ce79"/>
        <table:table-row table:style-name="ro18">
          <table:table-cell table:style-name="ce72" office:value-type="string" calcext:value-type="string">
            <text:p>Balsamine - communication – 2014 - Budget en évolution</text:p>
          </table:table-cell>
          <table:table-cell table:style-name="ce80" office:value-type="string" calcext:value-type="string">
            <text:p>Quantité</text:p>
          </table:table-cell>
          <table:table-cell table:style-name="ce80" office:value-type="string" calcext:value-type="string">
            <text:p>Jours/pièce</text:p>
          </table:table-cell>
          <table:table-cell table:style-name="ce89" office:value-type="string" calcext:value-type="string">
            <text:p>Total jours</text:p>
          </table:table-cell>
          <table:table-cell table:style-name="ce76"/>
          <table:table-cell table:style-name="ce97" table:number-columns-repeated="1019"/>
        </table:table-row>
        <table:table-row table:style-name="ro18">
          <table:table-cell table:style-name="ce73" office:value-type="string" calcext:value-type="string">
            <text:p>Programme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69" calcext:value-type="float">
            <text:p>69.00</text:p>
          </table:table-cell>
          <table:table-cell table:style-name="ce83" table:formula="of:=[.B2]*[.C2]" office:value-type="float" office:value="69" calcext:value-type="float">
            <text:p>6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 de saison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3" calcext:value-type="float">
            <text:p>3.00</text:p>
          </table:table-cell>
          <table:table-cell table:style-name="ce83" table:formula="of:=[.B3]*[.C3]" office:value-type="float" office:value="3" calcext:value-type="float">
            <text:p>3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s 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1" calcext:value-type="float">
            <text:p>1.00</text:p>
          </table:table-cell>
          <table:table-cell table:style-name="ce83" table:formula="of:=[.B4]*[.C4]" office:value-type="float" office:value="8" calcext:value-type="float">
            <text:p>8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s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0.5" calcext:value-type="float">
            <text:p>0.50</text:p>
          </table:table-cell>
          <table:table-cell table:style-name="ce83" table:formula="of:=[.B5]*[.C5]" office:value-type="float" office:value="4" calcext:value-type="float">
            <text:p>4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 PIF repiqué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2" calcext:value-type="float">
            <text:p>2.00</text:p>
          </table:table-cell>
          <table:table-cell table:style-name="ce83" table:formula="of:=[.B6]*[.C6]" office:value-type="float" office:value="2" calcext:value-type="float">
            <text:p>2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Programme madeleines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9" calcext:value-type="float">
            <text:p>9.00</text:p>
          </table:table-cell>
          <table:table-cell table:style-name="ce83" table:formula="of:=[.B7]*[.C7]" office:value-type="float" office:value="9" calcext:value-type="float">
            <text:p>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Home d'été, web, édition web cas par cas, newslette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10" calcext:value-type="float">
            <text:p>10.00</text:p>
          </table:table-cell>
          <table:table-cell table:style-name="ce83" table:formula="of:=[.B8]*[.C8]" office:value-type="float" office:value="10" calcext:value-type="float">
            <text:p>10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Mu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0.75" calcext:value-type="float">
            <text:p>0.75</text:p>
          </table:table-cell>
          <table:table-cell table:style-name="ce83" table:formula="of:=[.B9]*[.C9]" office:value-type="float" office:value="0.75" calcext:value-type="float">
            <text:p>0.75</text:p>
          </table:table-cell>
          <table:table-cell table:style-name="ce76" table:number-columns-repeated="1020"/>
        </table:table-row>
        <table:table-row table:style-name="ro18">
          <table:table-cell table:style-name="ce73"/>
          <table:table-cell table:style-name="ce76" table:number-columns-repeated="1023"/>
        </table:table-row>
        <table:table-row table:style-name="ro18">
          <table:table-cell table:style-name="ce74" office:value-type="string" calcext:value-type="string">
            <text:p>Total jours</text:p>
          </table:table-cell>
          <table:table-cell table:style-name="ce76"/>
          <table:table-cell table:style-name="ce84"/>
          <table:table-cell table:style-name="ce84" table:formula="of:=SUM([.D2:.D9])" office:value-type="float" office:value="105.75" calcext:value-type="float">
            <text:p>105.75</text:p>
          </table:table-cell>
          <table:table-cell table:style-name="ce76" table:number-columns-repeated="1020"/>
        </table:table-row>
        <table:table-row table:style-name="ro18">
          <table:table-cell table:style-name="ce74"/>
          <table:table-cell table:style-name="ce76"/>
          <table:table-cell table:style-name="ce84" table:number-columns-repeated="2"/>
          <table:table-cell table:style-name="ce96"/>
          <table:table-cell table:style-name="ce76" table:number-columns-repeated="1019"/>
        </table:table-row>
        <table:table-row table:style-name="ro18">
          <table:table-cell table:style-name="ce75" office:value-type="string" calcext:value-type="string">
            <text:p>Total TVAC</text:p>
          </table:table-cell>
          <table:table-cell table:style-name="ce75"/>
          <table:table-cell table:style-name="ce85"/>
          <table:table-cell table:style-name="ce90" office:value-type="currency" office:currency="EUR" office:value="25000" calcext:value-type="currency">
            <text:p>25,000.00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Total HTVA selon répartition 5/8 à 21% et 3/8 à 6%</text:p>
          </table:table-cell>
          <table:table-cell table:style-name="ce76"/>
          <table:table-cell table:style-name="ce86"/>
          <table:table-cell table:style-name="ce91" table:formula="of:=(([.D13]*0)/1.21)+(([.D13]*1)/1.06)" office:value-type="currency" office:currency="EUR" office:value="23584.9056603774" calcext:value-type="currency">
            <text:p>23,584.91 €</text:p>
          </table:table-cell>
          <table:table-cell table:style-name="ce76"/>
          <table:table-cell table:style-name="ce76" office:value-type="string" calcext:value-type="string">
            <text:p>demander à la conseillère!</text:p>
          </table:table-cell>
          <table:table-cell table:style-name="ce76" table:number-columns-repeated="1018"/>
        </table:table-row>
        <table:table-row table:style-name="ro18">
          <table:table-cell table:style-name="ce73" office:value-type="string" calcext:value-type="string">
            <text:p>Après coût Smart</text:p>
          </table:table-cell>
          <table:table-cell table:style-name="ce76"/>
          <table:table-cell table:style-name="ce86"/>
          <table:table-cell table:style-name="ce91" table:formula="of:=[.D14]-([.D14]*0.065)" office:value-type="currency" office:currency="EUR" office:value="22051.8867924528" calcext:value-type="currency">
            <text:p>22,051.89 €</text:p>
          </table:table-cell>
          <table:table-cell table:style-name="ce73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Fee OSP 10%</text:p>
          </table:table-cell>
          <table:table-cell table:style-name="ce76" table:number-columns-repeated="2"/>
          <table:table-cell table:style-name="ce92" table:formula="of:=[.D15]*0.1" office:value-type="currency" office:currency="EUR" office:value="2205.18867924528" calcext:value-type="currency">
            <text:p>2,205.19 €</text:p>
          </table:table-cell>
          <table:table-cell table:style-name="ce76" table:number-columns-repeated="1020"/>
        </table:table-row>
        <table:table-row table:style-name="ro18">
          <table:table-cell table:style-name="ce76" office:value-type="string" calcext:value-type="string">
            <text:p>Tom Lechner</text:p>
          </table:table-cell>
          <table:table-cell table:style-name="ce76" table:number-columns-repeated="2"/>
          <table:table-cell table:style-name="ce92" office:value-type="currency" office:currency="EUR" office:value="733" calcext:value-type="currency">
            <text:p>733.00 €</text:p>
          </table:table-cell>
          <table:table-cell table:style-name="ce76" table:number-columns-repeated="1020"/>
        </table:table-row>
        <table:table-row table:style-name="ro18">
          <table:table-cell table:style-name="ce75" office:value-type="string" calcext:value-type="string">
            <text:p>Par heure</text:p>
          </table:table-cell>
          <table:table-cell table:style-name="ce75"/>
          <table:table-cell table:style-name="ce85"/>
          <table:table-cell table:style-name="ce93" table:formula="of:=[.D19]/8" office:value-type="currency" office:currency="EUR" office:value="25.2715330746242" calcext:value-type="currency">
            <text:p>25.2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Par jour</text:p>
          </table:table-cell>
          <table:table-cell table:style-name="ce76"/>
          <table:table-cell table:style-name="ce86"/>
          <table:table-cell table:style-name="ce94" table:formula="of:=(([.D14]-[.D16])/[.D11])" office:value-type="currency" office:currency="EUR" office:value="202.172264596994" calcext:value-type="currency">
            <text:p>202.1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14 février → 26 mai inclus (programme + aff saison)</text:p>
          </table:table-cell>
          <table:table-cell table:style-name="ce77" office:value-type="string" calcext:value-type="string">
            <text:p>heures</text:p>
          </table:table-cell>
          <table:table-cell table:style-name="ce77" office:value-type="string" calcext:value-type="string">
            <text:p>total TTC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Ludi</text:p>
          </table:table-cell>
          <table:table-cell table:style-name="ce81" office:value-type="float" office:value="140.5" calcext:value-type="float">
            <text:p>140.5</text:p>
          </table:table-cell>
          <table:table-cell table:style-name="ce87" table:formula="of:=prixh2014*[.B22]" office:value-type="currency" office:currency="EUR" office:value="3550.6503969847" calcext:value-type="currency">
            <text:p>3,550.65 €</text:p>
          </table:table-cell>
          <table:table-cell table:style-name="ce95" table:formula="of:=[.C22]/2" office:value-type="currency" office:currency="EUR" office:value="1775.32519849235" calcext:value-type="currency">
            <text:p>1,775.33 €</text:p>
          </table:table-cell>
          <table:table-cell table:style-name="ce76"/>
          <table:table-cell table:style-name="ce87" table:formula="of:=[.C22]*0.66" office:value-type="currency" office:currency="EUR" office:value="2343.4292620099" calcext:value-type="currency">
            <text:p>2,343.43 €</text:p>
          </table:table-cell>
          <table:table-cell table:style-name="ce77" table:number-columns-repeated="1018"/>
        </table:table-row>
        <table:table-row table:style-name="ro18">
          <table:table-cell table:style-name="ce77" office:value-type="string" calcext:value-type="string">
            <text:p>Steph</text:p>
          </table:table-cell>
          <table:table-cell table:style-name="ce81" office:value-type="float" office:value="191.2" calcext:value-type="float">
            <text:p>191.2</text:p>
          </table:table-cell>
          <table:table-cell table:style-name="ce87" table:formula="of:=prixh2014*[.B23]" office:value-type="currency" office:currency="EUR" office:value="4831.91712386815" calcext:value-type="currency">
            <text:p>4,831.92 €</text:p>
          </table:table-cell>
          <table:table-cell table:style-name="ce95" table:formula="of:=[.C23]/2" office:value-type="currency" office:currency="EUR" office:value="2415.95856193407" calcext:value-type="currency">
            <text:p>2,415.96 €</text:p>
          </table:table-cell>
          <table:table-cell table:style-name="ce76"/>
          <table:table-cell table:style-name="ce87" table:formula="of:=[.C23]*0.66" office:value-type="currency" office:currency="EUR" office:value="3189.06530175298" calcext:value-type="currency">
            <text:p>3,189.07 €</text:p>
          </table:table-cell>
          <table:table-cell table:style-name="ce77" table:number-columns-repeated="1018"/>
        </table:table-row>
        <table:table-row table:style-name="ro18">
          <table:table-cell table:style-name="ce77" office:value-type="string" calcext:value-type="string">
            <text:p>Sarah</text:p>
          </table:table-cell>
          <table:table-cell table:style-name="ce81" office:value-type="float" office:value="114.5" calcext:value-type="float">
            <text:p>114.5</text:p>
          </table:table-cell>
          <table:table-cell table:style-name="ce87" table:formula="of:=prixh2014*[.B24]" office:value-type="currency" office:currency="EUR" office:value="2893.59053704447" calcext:value-type="currency">
            <text:p>2,893.59 €</text:p>
          </table:table-cell>
          <table:table-cell table:style-name="ce95" table:formula="of:=[.C24]/2" office:value-type="currency" office:currency="EUR" office:value="1446.79526852224" calcext:value-type="currency">
            <text:p>1,446.80 €</text:p>
          </table:table-cell>
          <table:table-cell table:style-name="ce76"/>
          <table:table-cell table:style-name="ce87" table:formula="of:=[.C24]*0.66" office:value-type="currency" office:currency="EUR" office:value="1909.76975444935" calcext:value-type="currency">
            <text:p>1,909.77 €</text:p>
          </table:table-cell>
          <table:table-cell table:style-name="ce77" table:number-columns-repeated="1018"/>
        </table:table-row>
        <table:table-row table:style-name="ro18">
          <table:table-cell table:style-name="ce77" office:value-type="string" calcext:value-type="string">
            <text:p>Pierre</text:p>
          </table:table-cell>
          <table:table-cell table:style-name="ce81" office:value-type="float" office:value="104.5" calcext:value-type="float">
            <text:p>104.5</text:p>
          </table:table-cell>
          <table:table-cell table:style-name="ce87" table:formula="of:=prixh2014*[.B25]" office:value-type="currency" office:currency="EUR" office:value="2640.87520629823" calcext:value-type="currency">
            <text:p>2,640.88 €</text:p>
          </table:table-cell>
          <table:table-cell table:style-name="ce95" table:formula="of:=[.C25]/2" office:value-type="currency" office:currency="EUR" office:value="1320.43760314912" calcext:value-type="currency">
            <text:p>1,320.44 €</text:p>
          </table:table-cell>
          <table:table-cell table:style-name="ce76"/>
          <table:table-cell table:style-name="ce87" table:formula="of:=[.C25]*0.66" office:value-type="currency" office:currency="EUR" office:value="1742.97763615683" calcext:value-type="currency">
            <text:p>1,742.98 €</text:p>
          </table:table-cell>
          <table:table-cell table:style-name="ce77" table:number-columns-repeated="1018"/>
        </table:table-row>
        <table:table-row table:style-name="ro18">
          <table:table-cell table:style-name="ce77" office:value-type="string" calcext:value-type="string">
            <text:p>Christoph</text:p>
          </table:table-cell>
          <table:table-cell table:style-name="ce81" office:value-type="float" office:value="42" calcext:value-type="float">
            <text:p>42.0</text:p>
          </table:table-cell>
          <table:table-cell table:style-name="ce87" table:formula="of:=prixh2014*[.B26]" office:value-type="currency" office:currency="EUR" office:value="1061.40438913422" calcext:value-type="currency">
            <text:p>1,061.40 €</text:p>
          </table:table-cell>
          <table:table-cell table:style-name="ce95"/>
          <table:table-cell table:style-name="ce76"/>
          <table:table-cell table:style-name="ce87" table:formula="of:=[.C26]" office:value-type="currency" office:currency="EUR" office:value="1061.40438913422" calcext:value-type="currency">
            <text:p>1,061.40 €</text:p>
          </table:table-cell>
          <table:table-cell table:style-name="ce77" table:number-columns-repeated="1018"/>
        </table:table-row>
        <table:table-row table:style-name="ro18">
          <table:table-cell table:style-name="ce78" office:value-type="string" calcext:value-type="string">
            <text:p>Total heures</text:p>
          </table:table-cell>
          <table:table-cell table:style-name="ce82" table:formula="of:=SUM([.B22:.B26])" office:value-type="float" office:value="592.7" calcext:value-type="float">
            <text:p>592.7</text:p>
          </table:table-cell>
          <table:table-cell table:style-name="ce88" table:formula="of:=ph*[.B27]" office:value-type="currency" office:currency="EUR" office:value="15202.2976528864" calcext:value-type="currency">
            <text:p>15,202.30 €</text:p>
          </table:table-cell>
          <table:table-cell table:style-name="ce95"/>
          <table:table-cell table:style-name="ce76"/>
          <table:table-cell table:style-name="ce98" table:formula="of:=[.D17]" office:value-type="currency" office:currency="EUR" office:value="733" calcext:value-type="currency">
            <text:p>733.00 €</text:p>
          </table:table-cell>
          <table:table-cell table:style-name="ce77" table:number-columns-repeated="1018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27 mai →</text:p>
          </table:table-cell>
          <table:table-cell table:style-name="ce76" table:number-columns-repeated="4"/>
          <table:table-cell table:style-name="ce77" table:number-columns-repeated="1019"/>
        </table:table-row>
        <table:table-row table:style-name="ro18">
          <table:table-cell table:style-name="ce77" table:number-columns-repeated="3"/>
          <table:table-cell table:style-name="ce87" table:formula="of:=SUM([.D22];[.D23];[.D24];[.D25];[.C26];[.D17])" office:value-type="currency" office:currency="EUR" office:value="8752.921021232" calcext:value-type="currency">
            <text:p>8,752.92 €</text:p>
          </table:table-cell>
          <table:table-cell table:style-name="ce77"/>
          <table:table-cell table:style-name="ce87" table:formula="of:=SUM([.F22:.F27])" office:value-type="currency" office:currency="EUR" office:value="10979.6463435033" calcext:value-type="currency">
            <text:p>10,979.65 €</text:p>
          </table:table-cell>
          <table:table-cell table:style-name="ce77" table:number-columns-repeated="1018"/>
        </table:table-row>
        <table:table-row table:style-name="ro18">
          <table:table-cell table:style-name="ce77" table:number-columns-repeated="1024"/>
        </table:table-row>
        <table:table-row table:style-name="ro18" table:number-rows-repeated="6">
          <table:table-cell table:style-name="ce76" table:number-columns-repeated="1024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h2014" table:base-cell-address="$'2014-2015'.$D$17" table:cell-range-address="$'2014-2015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currency-style style:name="N135">
      <number:number number:decimal-places="2" number:min-integer-digits="1" number:grouping="true"/>
      <number:text> </number:text>
      <number:currency-symbol>€</number:currency-symbol>
    </number:currency-style>
    <number:number-style style:name="N136">
      <number:number number:decimal-places="15" number:min-integer-digits="1" number:grouping="true"/>
    </number:number-style>
    <number:currency-style style:name="N13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143">
      <number:number number:decimal-places="1" number:min-integer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7-01T10:07:15.177014923</dc:date>
    <meta:print-date>1969-12-31T16:00:00</meta:print-date>
    <meta:generator>LibreOffice/4.1.3.2$Linux_X86_64 LibreOffice_project/410m0$Build-2</meta:generator>
    <meta:editing-duration>PT12H34M27S</meta:editing-duration>
    <meta:editing-cycles>59</meta:editing-cycles>
    <dc:creator>Ludi </dc:creator>
    <meta:document-statistic meta:table-count="4" meta:cell-count="527" meta:object-count="0"/>
  </office:meta>
</office:document-meta>
</file>